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1771in"/>
    </style:style>
    <style:style style:name="Table1.B" style:family="table-column">
      <style:table-column-properties style:column-width="5.3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 style:list-style-name="WWNum1">
      <style:paragraph-properties fo:line-height="100%" fo:orphans="0" fo:widows="0"/>
      <style:text-properties officeooo:paragraph-rsid="00094fd2"/>
    </style:style>
    <style:style style:name="P4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Use Case Name</text:p>
          </table:table-cell>
          <table:table-cell table:style-name="Table1.A1" office:value-type="string">
            <text:p text:style-name="Standard">Buy Package</text:p>
          </table:table-cell>
        </table:table-row>
        <table:table-row table:style-name="Table1.1">
          <table:table-cell table:style-name="Table1.A1" office:value-type="string">
            <text:p text:style-name="P1">Related Requirement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Goal in context</text:p>
          </table:table-cell>
          <table:table-cell table:style-name="Table1.A1" office:value-type="string">
            <text:p text:style-name="P1">An Athlete Buy a Certain Sport Package</text:p>
          </table:table-cell>
        </table:table-row>
        <table:table-row table:style-name="Table1.1">
          <table:table-cell table:style-name="Table1.A1" office:value-type="string">
            <text:p text:style-name="P1">Preconditional <text:s/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Successful End Condition</text:p>
          </table:table-cell>
          <table:table-cell table:style-name="Table1.A1" office:value-type="string">
            <text:p text:style-name="P1">Package buyed by Athlete and added to his/her dashboard</text:p>
          </table:table-cell>
        </table:table-row>
        <table:table-row table:style-name="Table1.1">
          <table:table-cell table:style-name="Table1.A1" office:value-type="string">
            <text:p text:style-name="P1">Failed End Condition</text:p>
          </table:table-cell>
          <table:table-cell table:style-name="Table1.A1" office:value-type="string">
            <text:p text:style-name="P1">an Error in Purchase occured and Athlete Redirect to Buy Panel</text:p>
            <text:p text:style-name="P1">Or package already is in athlete own package list</text:p>
          </table:table-cell>
        </table:table-row>
        <table:table-row table:style-name="Table1.1">
          <table:table-cell table:style-name="Table1.A1" office:value-type="string">
            <text:p text:style-name="P1">Primary Actors</text:p>
          </table:table-cell>
          <table:table-cell table:style-name="Table1.A1" office:value-type="string">
            <text:p text:style-name="P1">Athletes</text:p>
          </table:table-cell>
        </table:table-row>
        <table:table-row table:style-name="Table1.1">
          <table:table-cell table:style-name="Table1.A1" office:value-type="string">
            <text:p text:style-name="P1">Secondary Actor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rigger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Main Flow</text:p>
          </table:table-cell>
          <table:table-cell table:style-name="Table1.A1" office:value-type="string">
            <text:list xml:id="list3641450620" text:style-name="WWNum1">
              <text:list-item>
                <text:p text:style-name="P3">Athlete clicks on Packages Panel</text:p>
              </text:list-item>
              <text:list-item>
                <text:p text:style-name="P3">Athlete choose a Package</text:p>
              </text:list-item>
              <text:list-item>
                <text:p text:style-name="P3">Redirect to Purchase Page</text:p>
              </text:list-item>
              <text:list-item>
                <text:p text:style-name="P3">Add Payment information</text:p>
              </text:list-item>
              <text:list-item>
                <text:p text:style-name="P3">Redirect to packages page</text:p>
              </text:list-item>
              <text:list-item>
                <text:p text:style-name="P3">Athlete download package videos and content of package</text:p>
                <text:p text:style-name="P3">Athlete watching downloaded videos and content of pakag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Extensions</text:p>
          </table:table-cell>
          <table:table-cell table:style-name="Table1.A1" office:value-type="string">
            <text:list xml:id="list4263559788" text:style-name="WWNum2">
              <text:list-item>
                <text:p text:style-name="P5">Athlete already purchased the package and can watch the content directly</text:p>
              </text:list-item>
              <text:list-item>
                <text:p text:style-name="P5">Purchase failed because of wrong payment information and redirected to packages panel</text:p>
              </text:list-item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2T06:24:08.667717546</dc:date>
    <meta:editing-duration>PT1M31S</meta:editing-duration>
    <meta:editing-cycles>2</meta:editing-cycles>
    <meta:document-statistic meta:table-count="1" meta:image-count="0" meta:object-count="0" meta:page-count="1" meta:paragraph-count="26" meta:word-count="129" meta:character-count="799" meta:non-whitespace-character-count="702"/>
  </office:meta>
</office:document-meta>
</file>